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roximaNova" svg:font-family="ProximaNov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1cc082" officeooo:paragraph-rsid="001cc082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1e9c4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e9c4b" officeooo:paragraph-rsid="001e9c4b" style:font-size-asian="12pt" style:font-weight-asian="normal" style:font-size-complex="12pt" style:font-weight-complex="normal"/>
    </style:style>
    <style:style style:name="T1" style:family="text">
      <style:text-properties officeooo:rsid="001e9c4b"/>
    </style:style>
    <style:style style:name="T2" style:family="text">
      <style:text-properties fo:font-variant="normal" fo:text-transform="none" fo:color="#000000" style:font-name="ProximaNova" fo:font-size="13.5pt" fo:letter-spacing="normal" fo:font-style="normal" fo:font-weight="normal"/>
    </style:style>
    <style:style style:name="T3" style:family="text">
      <style:text-properties fo:font-variant="normal" fo:text-transform="none" fo:color="#000000" style:font-name="ProximaNova" fo:font-size="13.5pt" fo:letter-spacing="normal" fo:font-style="normal" fo:font-weight="normal" officeooo:rsid="001e9c4b"/>
    </style:style>
    <style:style style:name="T4" style:family="text">
      <style:text-properties fo:font-variant="normal" fo:text-transform="none" fo:color="#000000" fo:font-size="13.5pt" fo:letter-spacing="normal" fo:font-style="normal" fo:font-weight="normal"/>
    </style:style>
    <style:style style:name="T5" style:family="text">
      <style:text-properties fo:font-variant="normal" fo:text-transform="none" fo:color="#000000" fo:font-size="13.5pt" fo:letter-spacing="normal" fo:font-style="normal" fo:font-weight="normal" officeooo:rsid="001e9c4b"/>
    </style:style>
    <style:style style:name="T6" style:family="text">
      <style:text-properties fo:font-variant="normal" fo:text-transform="none" fo:color="#000000" fo:letter-spacing="normal" fo:font-style="normal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normal" officeooo:rsid="001e9c4b"/>
    </style:style>
    <style:style style:name="T9" style:family="text">
      <style:text-properties fo:font-variant="normal" fo:text-transform="none" fo:color="#000000" fo:letter-spacing="normal" fo:font-style="normal" officeooo:rsid="001e9c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Geografia</text:p>
      <text:p text:style-name="P1"/>
      <text:p text:style-name="P2"><text:span text:style-name="T1">a)</text:span><text:span text:style-name="T6">Energia limpa e sustentável, não utiliza recursos que desgastam o meio ambiente!</text:span></text:p>
      <text:p text:style-name="P2"><text:span text:style-name="T9">b)</text:span><text:span text:style-name="T6">Sim pois ainda não existe uma que seja gerada </text:span><text:span text:style-name="T9">assim. O</text:span><text:span text:style-name="T6"> que existe é a energia limpa,que sua fonte de energia não lança poluentes na atmosfera,e que apresenta um impacto apenas no lugar onde está instalada a usina.</text:span></text:p>
      <text:p text:style-name="P3"><text:span text:style-name="T9">c</text:span><text:span text:style-name="T6">)São os aerogeradores responsáveis por converter a força dos ventos em energia eólic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roximaNova" svg:font-family="ProximaNov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0:02:47.307854124</meta:creation-date>
    <dc:date>2020-11-23T10:58:11.568558097</dc:date>
    <meta:editing-duration>PT44M50S</meta:editing-duration>
    <meta:editing-cycles>1</meta:editing-cycles>
    <meta:document-statistic meta:table-count="0" meta:image-count="0" meta:object-count="0" meta:page-count="1" meta:paragraph-count="4" meta:word-count="66" meta:character-count="406" meta:non-whitespace-character-count="344"/>
    <meta:generator>LibreOffice/6.4.6.2$Linux_X86_64 LibreOffice_project/40$Build-2</meta:generator>
  </office:meta>
</office:document-meta>
</file>